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4cm"/>
    </style:style>
    <style:style style:name="co3" style:family="table-column">
      <style:table-column-properties fo:break-before="auto" style:column-width="2.304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0.351145" calcext:value-type="float">
            <text:p>-0.351145</text:p>
          </table:table-cell>
          <table:table-cell office:value-type="float" office:value="-0.030534" calcext:value-type="float">
            <text:p>-0.030534</text:p>
          </table:table-cell>
          <table:table-cell office:value-type="float" office:value="0.076336" calcext:value-type="float">
            <text:p>0.076336</text:p>
          </table:table-cell>
          <table:table-cell/>
          <table:table-cell table:formula="of:=SUM([.A1];[.B1];[.C1])" office:value-type="float" office:value="-0.305343" calcext:value-type="float">
            <text:p>-0.305343</text:p>
          </table:table-cell>
          <table:table-cell table:formula="of:=AVERAGE([.A1];[.B1];[.C1])" office:value-type="float" office:value="-0.101781" calcext:value-type="float">
            <text:p>-0.101781</text:p>
          </table:table-cell>
        </table:table-row>
        <table:table-row table:style-name="ro1">
          <table:table-cell office:value-type="float" office:value="-0.305344" calcext:value-type="float">
            <text:p>-0.305344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A2];[.B2];[.C2])" office:value-type="float" office:value="-0.259543" calcext:value-type="float">
            <text:p>-0.259543</text:p>
          </table:table-cell>
          <table:table-cell table:formula="of:=AVERAGE([.A2];[.B2];[.C2])" office:value-type="float" office:value="-0.0865143333333334" calcext:value-type="float">
            <text:p>-0.0865143333333334</text:p>
          </table:table-cell>
        </table:table-row>
        <table:table-row table:style-name="ro1">
          <table:table-cell office:value-type="float" office:value="-0.290076" calcext:value-type="float">
            <text:p>-0.290076</text:p>
          </table:table-cell>
          <table:table-cell office:value-type="float" office:value="-0.076336" calcext:value-type="float">
            <text:p>-0.076336</text:p>
          </table:table-cell>
          <table:table-cell office:value-type="float" office:value="0.015267" calcext:value-type="float">
            <text:p>0.015267</text:p>
          </table:table-cell>
          <table:table-cell/>
          <table:table-cell table:formula="of:=SUM([.A3];[.B3];[.C3])" office:value-type="float" office:value="-0.351145" calcext:value-type="float">
            <text:p>-0.351145</text:p>
          </table:table-cell>
          <table:table-cell table:formula="of:=AVERAGE([.A3];[.B3];[.C3])" office:value-type="float" office:value="-0.117048333333333" calcext:value-type="float">
            <text:p>-0.117048333333333</text:p>
          </table:table-cell>
        </table:table-row>
        <table:table-row table:style-name="ro1">
          <table:table-cell office:value-type="float" office:value="-0.335878" calcext:value-type="float">
            <text:p>-0.335878</text:p>
          </table:table-cell>
          <table:table-cell office:value-type="float" office:value="-0.015267" calcext:value-type="float">
            <text:p>-0.015267</text:p>
          </table:table-cell>
          <table:table-cell office:value-type="float" office:value="0.045802" calcext:value-type="float">
            <text:p>0.045802</text:p>
          </table:table-cell>
          <table:table-cell/>
          <table:table-cell table:formula="of:=SUM([.A4];[.B4];[.C4])" office:value-type="float" office:value="-0.305343" calcext:value-type="float">
            <text:p>-0.305343</text:p>
          </table:table-cell>
          <table:table-cell table:formula="of:=AVERAGE([.A4];[.B4];[.C4])" office:value-type="float" office:value="-0.101781" calcext:value-type="float">
            <text:p>-0.101781</text:p>
          </table:table-cell>
        </table:table-row>
        <table:table-row table:style-name="ro1">
          <table:table-cell office:value-type="float" office:value="-0.320611" calcext:value-type="float">
            <text:p>-0.320611</text:p>
          </table:table-cell>
          <table:table-cell office:value-type="float" office:value="-0.091603" calcext:value-type="float">
            <text:p>-0.091603</text:p>
          </table:table-cell>
          <table:table-cell office:value-type="float" office:value="0.198473" calcext:value-type="float">
            <text:p>0.198473</text:p>
          </table:table-cell>
          <table:table-cell/>
          <table:table-cell table:formula="of:=SUM([.A5];[.B5];[.C5])" office:value-type="float" office:value="-0.213741" calcext:value-type="float">
            <text:p>-0.213741</text:p>
          </table:table-cell>
          <table:table-cell table:formula="of:=AVERAGE([.A5];[.B5];[.C5])" office:value-type="float" office:value="-0.071247" calcext:value-type="float">
            <text:p>-0.071247</text:p>
          </table:table-cell>
        </table:table-row>
        <table:table-row table:style-name="ro1">
          <table:table-cell office:value-type="float" office:value="0.061069" calcext:value-type="float">
            <text:p>0.061069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-0.59542" calcext:value-type="float">
            <text:p>-0.59542</text:p>
          </table:table-cell>
          <table:table-cell/>
          <table:table-cell table:formula="of:=SUM([.A6];[.B6];[.C6])" office:value-type="float" office:value="-1.786259" calcext:value-type="float">
            <text:p>-1.786259</text:p>
          </table:table-cell>
          <table:table-cell table:formula="of:=AVERAGE([.A6];[.B6];[.C6])" office:value-type="float" office:value="-0.595419666666667" calcext:value-type="float">
            <text:p>-0.595419666666667</text:p>
          </table:table-cell>
        </table:table-row>
        <table:table-row table:style-name="ro1">
          <table:table-cell office:value-type="float" office:value="7.435114" calcext:value-type="float">
            <text:p>7.435114</text:p>
          </table:table-cell>
          <table:table-cell office:value-type="float" office:value="4.10687" calcext:value-type="float">
            <text:p>4.10687</text:p>
          </table:table-cell>
          <table:table-cell office:value-type="float" office:value="-2.122137" calcext:value-type="float">
            <text:p>-2.122137</text:p>
          </table:table-cell>
          <table:table-cell/>
          <table:table-cell table:formula="of:=SUM([.A7];[.B7];[.C7])" office:value-type="float" office:value="9.419847" calcext:value-type="float">
            <text:p>9.419847</text:p>
          </table:table-cell>
          <table:table-cell table:formula="of:=AVERAGE([.A7];[.B7];[.C7])" office:value-type="float" office:value="3.139949" calcext:value-type="float">
            <text:p>3.139949</text:p>
          </table:table-cell>
        </table:table-row>
        <table:table-row table:style-name="ro1">
          <table:table-cell office:value-type="float" office:value="-2.80916" calcext:value-type="float">
            <text:p>-2.809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3.022901" calcext:value-type="float">
            <text:p>-3.022901</text:p>
          </table:table-cell>
          <table:table-cell/>
          <table:table-cell table:formula="of:=SUM([.A8];[.B8];[.C8])" office:value-type="float" office:value="-9.206107" calcext:value-type="float">
            <text:p>-9.206107</text:p>
          </table:table-cell>
          <table:table-cell table:formula="of:=AVERAGE([.A8];[.B8];[.C8])" office:value-type="float" office:value="-3.06870233333333" calcext:value-type="float">
            <text:p>-3.06870233333333</text:p>
          </table:table-cell>
        </table:table-row>
        <table:table-row table:style-name="ro1">
          <table:table-cell office:value-type="float" office:value="1.145038" calcext:value-type="float">
            <text:p>1.145038</text:p>
          </table:table-cell>
          <table:table-cell office:value-type="float" office:value="-0.70229" calcext:value-type="float">
            <text:p>-0.70229</text:p>
          </table:table-cell>
          <table:table-cell office:value-type="float" office:value="2.396947" calcext:value-type="float">
            <text:p>2.396947</text:p>
          </table:table-cell>
          <table:table-cell/>
          <table:table-cell table:formula="of:=SUM([.A9];[.B9];[.C9])" office:value-type="float" office:value="2.839695" calcext:value-type="float">
            <text:p>2.839695</text:p>
          </table:table-cell>
          <table:table-cell table:formula="of:=AVERAGE([.A9];[.B9];[.C9])" office:value-type="float" office:value="0.946565" calcext:value-type="float">
            <text:p>0.946565</text:p>
          </table:table-cell>
        </table:table-row>
        <table:table-row table:style-name="ro1">
          <table:table-cell office:value-type="float" office:value="-3.709924" calcext:value-type="float">
            <text:p>-3.709924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6.992366" calcext:value-type="float">
            <text:p>6.992366</text:p>
          </table:table-cell>
          <table:table-cell/>
          <table:table-cell table:formula="of:=SUM([.A10];[.B10];[.C10])" office:value-type="float" office:value="-0.503818" calcext:value-type="float">
            <text:p>-0.503818</text:p>
          </table:table-cell>
          <table:table-cell table:formula="of:=AVERAGE([.A10];[.B10];[.C10])" office:value-type="float" office:value="-0.167939333333333" calcext:value-type="float">
            <text:p>-0.167939333333333</text:p>
          </table:table-cell>
        </table:table-row>
        <table:table-row table:style-name="ro1">
          <table:table-cell office:value-type="float" office:value="5.251908" calcext:value-type="float">
            <text:p>5.251908</text:p>
          </table:table-cell>
          <table:table-cell office:value-type="float" office:value="9.419847" calcext:value-type="float">
            <text:p>9.419847</text:p>
          </table:table-cell>
          <table:table-cell office:value-type="float" office:value="-0.137405" calcext:value-type="float">
            <text:p>-0.137405</text:p>
          </table:table-cell>
          <table:table-cell/>
          <table:table-cell table:formula="of:=SUM([.A11];[.B11];[.C11])" office:value-type="float" office:value="14.53435" calcext:value-type="float">
            <text:p>14.53435</text:p>
          </table:table-cell>
          <table:table-cell table:formula="of:=AVERAGE([.A11];[.B11];[.C11])" office:value-type="float" office:value="4.84478333333333" calcext:value-type="float">
            <text:p>4.84478333333333</text:p>
          </table:table-cell>
        </table:table-row>
        <table:table-row table:style-name="ro1">
          <table:table-cell office:value-type="float" office:value="-0.274809" calcext:value-type="float">
            <text:p>-0.274809</text:p>
          </table:table-cell>
          <table:table-cell office:value-type="float" office:value="-1.51145" calcext:value-type="float">
            <text:p>-1.51145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A12];[.B12];[.C12])" office:value-type="float" office:value="-1.755725" calcext:value-type="float">
            <text:p>-1.755725</text:p>
          </table:table-cell>
          <table:table-cell table:formula="of:=AVERAGE([.A12];[.B12];[.C12])" office:value-type="float" office:value="-0.585241666666667" calcext:value-type="float">
            <text:p>-0.585241666666667</text:p>
          </table:table-cell>
        </table:table-row>
        <table:table-row table:style-name="ro1">
          <table:table-cell office:value-type="float" office:value="-1.175573" calcext:value-type="float">
            <text:p>-1.175573</text:p>
          </table:table-cell>
          <table:table-cell office:value-type="float" office:value="-2.427481" calcext:value-type="float">
            <text:p>-2.427481</text:p>
          </table:table-cell>
          <table:table-cell office:value-type="float" office:value="0.10687" calcext:value-type="float">
            <text:p>0.10687</text:p>
          </table:table-cell>
          <table:table-cell/>
          <table:table-cell table:formula="of:=SUM([.A13];[.B13];[.C13])" office:value-type="float" office:value="-3.496184" calcext:value-type="float">
            <text:p>-3.496184</text:p>
          </table:table-cell>
          <table:table-cell table:formula="of:=AVERAGE([.A13];[.B13];[.C13])" office:value-type="float" office:value="-1.16539466666667" calcext:value-type="float">
            <text:p>-1.16539466666667</text:p>
          </table:table-cell>
        </table:table-row>
        <table:table-row table:style-name="ro1">
          <table:table-cell office:value-type="float" office:value="13.480916" calcext:value-type="float">
            <text:p>13.480916</text:p>
          </table:table-cell>
          <table:table-cell office:value-type="float" office:value="-2.992366" calcext:value-type="float">
            <text:p>-2.992366</text:p>
          </table:table-cell>
          <table:table-cell office:value-type="float" office:value="-0.030534" calcext:value-type="float">
            <text:p>-0.030534</text:p>
          </table:table-cell>
          <table:table-cell/>
          <table:table-cell table:formula="of:=SUM([.A14];[.B14];[.C14])" office:value-type="float" office:value="10.458016" calcext:value-type="float">
            <text:p>10.458016</text:p>
          </table:table-cell>
          <table:table-cell table:formula="of:=AVERAGE([.A14];[.B14];[.C14])" office:value-type="float" office:value="3.48600533333333" calcext:value-type="float">
            <text:p>3.48600533333333</text:p>
          </table:table-cell>
        </table:table-row>
        <table:table-row table:style-name="ro1">
          <table:table-cell office:value-type="float" office:value="-0.351145" calcext:value-type="float">
            <text:p>-0.351145</text:p>
          </table:table-cell>
          <table:table-cell office:value-type="float" office:value="0.931298" calcext:value-type="float">
            <text:p>0.931298</text:p>
          </table:table-cell>
          <table:table-cell office:value-type="float" office:value="0.030534" calcext:value-type="float">
            <text:p>0.030534</text:p>
          </table:table-cell>
          <table:table-cell/>
          <table:table-cell table:formula="of:=SUM([.A15];[.B15];[.C15])" office:value-type="float" office:value="0.610687" calcext:value-type="float">
            <text:p>0.610687</text:p>
          </table:table-cell>
          <table:table-cell table:formula="of:=AVERAGE([.A15];[.B15];[.C15])" office:value-type="float" office:value="0.203562333333333" calcext:value-type="float">
            <text:p>0.203562333333333</text:p>
          </table:table-cell>
        </table:table-row>
        <table:table-row table:style-name="ro1">
          <table:table-cell office:value-type="float" office:value="-0.381679" calcext:value-type="float">
            <text:p>-0.381679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167939" calcext:value-type="float">
            <text:p>0.167939</text:p>
          </table:table-cell>
          <table:table-cell/>
          <table:table-cell table:formula="of:=SUM([.A16];[.B16];[.C16])" office:value-type="float" office:value="1.328245" calcext:value-type="float">
            <text:p>1.328245</text:p>
          </table:table-cell>
          <table:table-cell table:formula="of:=AVERAGE([.A16];[.B16];[.C16])" office:value-type="float" office:value="0.442748333333333" calcext:value-type="float">
            <text:p>0.44274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fi" fo:country="FI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fi" fo:country="FI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fi" number:country="FI">mk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i" number:country="FI">mk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fi" number:country="FI">mk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mk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fi" number:country="FI">mk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i" number:country="FI">mk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12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13" loext:transliteration-spellout="upper EUR" number:transliteration-language="en" number:transliteration-country="US">
      <number:number number:decimal-places="2" number:min-decimal-places="2"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3:32:13.880138714</meta:creation-date>
    <dc:date>2025-10-31T13:42:35.857211893</dc:date>
    <meta:editing-duration>PT10M22S</meta:editing-duration>
    <meta:editing-cycles>1</meta:editing-cycles>
    <meta:generator>LibreOffice/25.8.2.2$Linux_X86_64 LibreOffice_project/580$Build-2</meta:generator>
    <meta:document-statistic meta:table-count="1" meta:cell-count="80" meta:object-count="0"/>
  </office:meta>
</office:document-meta>
</file>